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56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4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Nostr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ove</text:p>
          </table:table-cell>
          <table:table-cell table:style-name="ce11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0" office:value-type="string" calcext:value-type="string">
            <text:p>charlie_pk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0" office:value-type="string" calcext:value-type="string">
            <text:p>hector_slam</text:p>
          </table:table-cell>
          <table:table-cell table:style-name="ce10" office:value-type="string" calcext:value-type="string">
            <text:p>https://wiki.ros.org/hector_slam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0" office:value-type="string" calcext:value-type="string">
            <text:p>lidar_cam_mappin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0" office:value-type="string" calcext:value-type="string">
            <text:p>my_laser_match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0" office:value-type="string" calcext:value-type="string">
            <text:p>pozyx_ros</text:p>
          </table:table-cell>
          <table:table-cell table:style-name="ce10" office:value-type="string" calcext:value-type="string">
            <text:p><text:a xlink:href="https://github.com/pozyxLabs/pozyx_ros" xlink:type="simple">https://github.com/pozyxLabs/pozyx_ros</text:a>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0" office:value-type="string" calcext:value-type="string">
            <text:p>robot_navigation_v1</text:p>
          </table:table-cell>
          <table:table-cell table:style-name="ce10" office:value-type="string" calcext:value-type="string">
            <text:p>Ros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</text:p>
          </table:table-cell>
        </table:table-row>
        <table:table-row table:style-name="ro1">
          <table:table-cell table:style-name="ce10" office:value-type="string" calcext:value-type="string">
            <text:p>scan_tools-kinetic</text:p>
          </table:table-cell>
          <table:table-cell table:style-name="ce10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0" office:value-type="string" calcext:value-type="string">
            <text:p>serial_manag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0" office:value-type="string" calcext:value-type="string">
            <text:p>turtlebot3-kinetic-devel</text:p>
          </table:table-cell>
          <table:table-cell table:style-name="ce10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 table:number-rows-repeated="5">
          <table:table-cell table:style-name="ce10" table:number-columns-repeated="2"/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Dove</text:p>
          </table:table-cell>
          <table:table-cell table:style-name="ce11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0" office:value-type="string" calcext:value-type="string">
            <text:p>charlie_pk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0" office:value-type="string" calcext:value-type="string">
            <text:p>hector_slam</text:p>
          </table:table-cell>
          <table:table-cell table:style-name="ce10" office:value-type="string" calcext:value-type="string">
            <text:p>https://wiki.ros.org/hector_sla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0" office:value-type="string" calcext:value-type="string">
            <text:p>lidar_cam_mapping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0" office:value-type="string" calcext:value-type="string">
            <text:p>my_laser_match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0" office:value-type="string" calcext:value-type="string">
            <text:p>pozyx_ros</text:p>
          </table:table-cell>
          <table:table-cell table:style-name="ce10" office:value-type="string" calcext:value-type="string">
            <text:p>https://github.com/pozyxLabs/pozyx_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0" office:value-type="string" calcext:value-type="string">
            <text:p>robot_navigation_v1</text:p>
          </table:table-cell>
          <table:table-cell table:style-name="ce10" office:value-type="string" calcext:value-type="string">
            <text:p>Ros + cu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, NON USATO, CARTELLA VUOTA</text:p>
          </table:table-cell>
        </table:table-row>
        <table:table-row table:style-name="ro1">
          <table:table-cell table:style-name="ce10" office:value-type="string" calcext:value-type="string">
            <text:p>scan_tools-kinetic</text:p>
          </table:table-cell>
          <table:table-cell table:style-name="ce10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0" office:value-type="string" calcext:value-type="string">
            <text:p>serial_manager</text:p>
          </table:table-cell>
          <table:table-cell table:style-name="ce10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0" office:value-type="string" calcext:value-type="string">
            <text:p>turtlebot3-kinetic-devel</text:p>
          </table:table-cell>
          <table:table-cell table:style-name="ce10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 table:number-rows-repeated="5">
          <table:table-cell table:style-name="ce10" table:number-columns-repeated="2"/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5:17:34.419345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0:24:58.220578297</meta:creation-date>
    <dc:date>2021-04-09T15:17:47.536391914</dc:date>
    <meta:editing-duration>PT1H5M51S</meta:editing-duration>
    <meta:editing-cycles>11</meta:editing-cycles>
    <meta:generator>LibreOffice/6.0.7.3$Linux_X86_64 LibreOffice_project/00m0$Build-3</meta:generator>
    <meta:document-statistic meta:table-count="2" meta:cell-count="110" meta:object-count="0"/>
  </office:meta>
</office:document-meta>
</file>